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roxima Nova" svg:font-family="Proxima Nova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7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P11" style:parent-style-name="Standard" style:family="paragraph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olumn13" style:family="table-column">
      <style:table-column-properties style:column-width="2.4548in" style:use-optimal-column-width="false"/>
    </style:style>
    <style:style style:name="TableColumn14" style:family="table-column">
      <style:table-column-properties style:column-width="4.218in" style:use-optimal-column-width="false"/>
    </style:style>
    <style:style style:name="Table12" style:family="table">
      <style:table-properties style:width="6.6729in" fo:margin-left="0.0131in" table:align="left"/>
    </style:style>
    <style:style style:name="TableRow15" style:family="table-row">
      <style:table-row-properties style:row-height="0.3347in" style:use-optimal-row-height="false"/>
    </style:style>
    <style:style style:name="TableCell16" style:family="table-cell">
      <style:table-cell-properties fo:border-top="0.0138in solid #000001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17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18" style:family="table-cell">
      <style:table-cell-properties fo:border="0.0138in solid #000001" style:writing-mode="lr-tb" fo:padding-top="0.0784in" fo:padding-left="0.0784in" fo:padding-bottom="0.0784in" fo:padding-right="0.0784in"/>
    </style:style>
    <style:style style:name="P19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20" style:family="table-row">
      <style:table-row-properties style:row-height="0.3347in" style:use-optimal-row-height="false"/>
    </style:style>
    <style:style style:name="TableCell21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22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23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24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25" style:family="table-row">
      <style:table-row-properties style:row-height="0.3347in" style:use-optimal-row-height="false"/>
    </style:style>
    <style:style style:name="TableCell26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9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30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31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32" style:family="table-row">
      <style:table-row-properties style:row-height="0.3347in" style:use-optimal-row-height="false"/>
    </style:style>
    <style:style style:name="TableCell33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34" style:parent-style-name="Standard" style:family="paragraph">
      <style:paragraph-properties fo:margin-bottom="0in" fo:line-height="100%"/>
    </style:style>
    <style:style style:name="T3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37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38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39" style:family="table-row">
      <style:table-row-properties style:row-height="0.3347in" style:use-optimal-row-height="false"/>
    </style:style>
    <style:style style:name="TableCell40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41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42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43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4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4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olumn49" style:family="table-column">
      <style:table-column-properties style:column-width="1.593in"/>
    </style:style>
    <style:style style:name="TableColumn50" style:family="table-column">
      <style:table-column-properties style:column-width="2.5361in"/>
    </style:style>
    <style:style style:name="TableColumn51" style:family="table-column">
      <style:table-column-properties style:column-width="0.8055in"/>
    </style:style>
    <style:style style:name="TableColumn52" style:family="table-column">
      <style:table-column-properties style:column-width="1.5923in"/>
    </style:style>
    <style:style style:name="Table48" style:family="table">
      <style:table-properties style:width="6.527in" style:rel-width="97.7%" fo:margin-left="0.0784in" table:align="left"/>
    </style:style>
    <style:style style:name="TableRow53" style:family="table-row">
      <style:table-row-properties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5" style:parent-style-name="Normal" style:family="paragraph">
      <style:paragraph-properties fo:margin-bottom="0in" style:line-height-at-least="0.0694in"/>
    </style:style>
    <style:style style:name="T5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8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60" style:parent-style-name="Normal" style:family="paragraph">
      <style:paragraph-properties fo:margin-bottom="0in" style:line-height-at-least="0.0694in"/>
    </style:style>
    <style:style style:name="T6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3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64" style:family="table-cell">
      <style:table-cell-properties fo:border="0.0138in solid #000000" style:writing-mode="lr-tb" fo:padding-top="0.0784in" fo:padding-left="0.0784in" fo:padding-bottom="0.0784in" fo:padding-right="0.0784in"/>
    </style:style>
    <style:style style:name="P65" style:parent-style-name="Normal" style:family="paragraph">
      <style:paragraph-properties fo:margin-bottom="0in" style:line-height-at-least="0.0694in"/>
    </style:style>
    <style:style style:name="T6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67" style:family="table-cell">
      <style:table-cell-properties fo:border="0.0138in solid #000000" style:writing-mode="lr-tb" fo:padding-top="0.0784in" fo:padding-left="0.0784in" fo:padding-bottom="0.0784in" fo:padding-right="0.0784in"/>
    </style:style>
    <style:style style:name="P6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69" style:family="table-row">
      <style:table-row-properties style:min-row-height="0.0395in"/>
    </style:style>
    <style:style style:name="TableCell70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71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Cell72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73" style:parent-style-name="FormTable" style:family="paragraph">
      <style:paragraph-properties fo:line-height="100%"/>
      <style:text-properties style:font-name="Arial" style:font-name-asian="Arial" style:font-name-complex="Arial" fo:font-size="11pt" style:font-size-asian="11pt" style:font-size-complex="11pt"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75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Cell76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77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Row78" style:family="table-row">
      <style:table-row-properties style:min-row-height="0.0395in"/>
    </style:style>
    <style:style style:name="TableCell79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80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81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82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83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84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85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86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87" style:family="table-row">
      <style:table-row-properties style:min-row-height="0.0395in"/>
    </style:style>
    <style:style style:name="TableCell88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89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90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91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92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93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94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95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96" style:family="table-row">
      <style:table-row-properties style:min-row-height="0.0395in"/>
    </style:style>
    <style:style style:name="TableCell97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98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99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00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101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02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103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04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105" style:family="table-row">
      <style:table-row-properties style:min-row-height="0.0395in"/>
    </style:style>
    <style:style style:name="TableCell106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0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08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09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10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11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12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13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114" style:family="table-row">
      <style:table-row-properties style:min-row-height="0.0395in"/>
    </style:style>
    <style:style style:name="TableCell115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1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17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1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19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20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21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22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123" style:family="table-row">
      <style:table-row-properties style:min-row-height="0.0395in"/>
    </style:style>
    <style:style style:name="TableCell124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2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26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2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28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29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30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31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132" style:family="table-row">
      <style:table-row-properties style:min-row-height="0.0395in"/>
    </style:style>
    <style:style style:name="TableCell133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34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35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3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37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3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39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40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141" style:family="table-row">
      <style:table-row-properties style:min-row-height="0.0395in"/>
    </style:style>
    <style:style style:name="TableCell142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43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44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4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46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4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48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49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150" style:family="table-row">
      <style:table-row-properties style:min-row-height="0.0395in"/>
    </style:style>
    <style:style style:name="TableCell151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52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53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154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55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5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157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15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P159" style:parent-style-name="Standard" style:family="paragraph">
      <style:paragraph-properties fo:margin-top="0.0784in" fo:margin-bottom="0in"/>
      <style:text-properties style:font-name="Arial" style:font-name-asian="Arial" style:font-name-complex="Arial" fo:font-size="11pt" style:font-size-asian="11pt" style:font-size-complex="11pt"/>
    </style:style>
    <style:style style:name="P160" style:parent-style-name="Standard" style:family="paragraph">
      <style:paragraph-properties fo:break-before="page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olumn162" style:family="table-column">
      <style:table-column-properties style:column-width="2.4548in" style:use-optimal-column-width="false"/>
    </style:style>
    <style:style style:name="TableColumn163" style:family="table-column">
      <style:table-column-properties style:column-width="4.218in" style:use-optimal-column-width="false"/>
    </style:style>
    <style:style style:name="Table161" style:family="table">
      <style:table-properties style:width="6.6729in" fo:margin-left="0.0131in" table:align="left"/>
    </style:style>
    <style:style style:name="TableRow164" style:family="table-row">
      <style:table-row-properties style:row-height="0.3347in" style:use-optimal-row-height="false"/>
    </style:style>
    <style:style style:name="TableCell165" style:family="table-cell">
      <style:table-cell-properties fo:border-top="0.0138in solid #000001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166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167" style:family="table-cell">
      <style:table-cell-properties fo:border="0.0138in solid #000001" style:writing-mode="lr-tb" fo:padding-top="0.0784in" fo:padding-left="0.0784in" fo:padding-bottom="0.0784in" fo:padding-right="0.0784in"/>
    </style:style>
    <style:style style:name="P168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69" style:family="table-row">
      <style:table-row-properties style:row-height="0.3347in" style:use-optimal-row-height="false"/>
    </style:style>
    <style:style style:name="TableCell170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171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172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173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74" style:family="table-row">
      <style:table-row-properties style:row-height="0.3347in" style:use-optimal-row-height="false"/>
    </style:style>
    <style:style style:name="TableCell175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176" style:parent-style-name="Standard" style:family="paragraph">
      <style:paragraph-properties fo:margin-bottom="0in" fo:line-height="100%"/>
    </style:style>
    <style:style style:name="T17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78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179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180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81" style:family="table-row">
      <style:table-row-properties style:row-height="0.3347in" style:use-optimal-row-height="false"/>
    </style:style>
    <style:style style:name="TableCell182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183" style:parent-style-name="Standard" style:family="paragraph">
      <style:paragraph-properties fo:margin-bottom="0in" fo:line-height="100%"/>
    </style:style>
    <style:style style:name="T18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85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186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187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88" style:family="table-row">
      <style:table-row-properties style:row-height="0.3347in" style:use-optimal-row-height="false"/>
    </style:style>
    <style:style style:name="TableCell189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190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191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192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19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9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9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9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olumn198" style:family="table-column">
      <style:table-column-properties style:column-width="1.593in"/>
    </style:style>
    <style:style style:name="TableColumn199" style:family="table-column">
      <style:table-column-properties style:column-width="2.5361in"/>
    </style:style>
    <style:style style:name="TableColumn200" style:family="table-column">
      <style:table-column-properties style:column-width="0.8055in"/>
    </style:style>
    <style:style style:name="TableColumn201" style:family="table-column">
      <style:table-column-properties style:column-width="1.5923in"/>
    </style:style>
    <style:style style:name="Table197" style:family="table">
      <style:table-properties style:width="6.527in" style:rel-width="97.7%" fo:margin-left="0.0784in" table:align="left"/>
    </style:style>
    <style:style style:name="TableRow202" style:family="table-row">
      <style:table-row-properties/>
    </style:style>
    <style:style style:name="TableCell203" style:family="table-cell">
      <style:table-cell-properties fo:border-top="0.0138in solid #000000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04" style:parent-style-name="Normal" style:family="paragraph">
      <style:paragraph-properties fo:margin-bottom="0in" style:line-height-at-least="0.0694in"/>
    </style:style>
    <style:style style:name="T20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0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07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208" style:family="table-cell">
      <style:table-cell-properties fo:border-top="0.0138in solid #000000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09" style:parent-style-name="Normal" style:family="paragraph">
      <style:paragraph-properties fo:margin-bottom="0in" style:line-height-at-least="0.0694in"/>
    </style:style>
    <style:style style:name="T21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1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12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213" style:family="table-cell">
      <style:table-cell-properties fo:border="0.0138in solid #000000" style:writing-mode="lr-tb" fo:padding-top="0.0784in" fo:padding-left="0.0784in" fo:padding-bottom="0.0784in" fo:padding-right="0.0784in"/>
    </style:style>
    <style:style style:name="P214" style:parent-style-name="Normal" style:family="paragraph">
      <style:paragraph-properties fo:margin-bottom="0in" style:line-height-at-least="0.0694in"/>
    </style:style>
    <style:style style:name="T21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216" style:family="table-cell">
      <style:table-cell-properties fo:border="0.0138in solid #000000" style:writing-mode="lr-tb" fo:padding-top="0.0784in" fo:padding-left="0.0784in" fo:padding-bottom="0.0784in" fo:padding-right="0.0784in"/>
    </style:style>
    <style:style style:name="P21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218" style:family="table-row">
      <style:table-row-properties style:min-row-height="0.0395in"/>
    </style:style>
    <style:style style:name="TableCell219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20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Cell221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22" style:parent-style-name="FormTable" style:family="paragraph">
      <style:paragraph-properties fo:line-height="100%"/>
      <style:text-properties style:font-name="Arial" style:font-name-asian="Arial" style:font-name-complex="Arial" fo:font-size="11pt" style:font-size-asian="11pt" style:font-size-complex="11pt"/>
    </style:style>
    <style:style style:name="TableCell223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24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Cell225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26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Row227" style:family="table-row">
      <style:table-row-properties style:min-row-height="0.0395in"/>
    </style:style>
    <style:style style:name="TableCell228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29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230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31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232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33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234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35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236" style:family="table-row">
      <style:table-row-properties style:min-row-height="0.0395in"/>
    </style:style>
    <style:style style:name="TableCell237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38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239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40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241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42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243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44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245" style:family="table-row">
      <style:table-row-properties style:min-row-height="0.0395in"/>
    </style:style>
    <style:style style:name="TableCell246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47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248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49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250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51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252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53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254" style:family="table-row">
      <style:table-row-properties style:min-row-height="0.0395in"/>
    </style:style>
    <style:style style:name="TableCell255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5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57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5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59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60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61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62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263" style:family="table-row">
      <style:table-row-properties style:min-row-height="0.0395in"/>
    </style:style>
    <style:style style:name="TableCell264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6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66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6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68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69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70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71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272" style:family="table-row">
      <style:table-row-properties style:min-row-height="0.0395in"/>
    </style:style>
    <style:style style:name="TableCell273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74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75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7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77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7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79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80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281" style:family="table-row">
      <style:table-row-properties style:min-row-height="0.0395in"/>
    </style:style>
    <style:style style:name="TableCell282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83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84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8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86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8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88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89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290" style:family="table-row">
      <style:table-row-properties style:min-row-height="0.0395in"/>
    </style:style>
    <style:style style:name="TableCell291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92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93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294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95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9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297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29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299" style:family="table-row">
      <style:table-row-properties style:min-row-height="0.0395in"/>
    </style:style>
    <style:style style:name="TableCell300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01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302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03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304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30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306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30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P308" style:parent-style-name="Standard" style:family="paragraph">
      <style:paragraph-properties fo:margin-top="0.0784in" fo:margin-bottom="0in"/>
      <style:text-properties style:font-name="Arial" style:font-name-asian="Arial" style:font-name-complex="Arial" fo:font-size="11pt" style:font-size-asian="11pt" style:font-size-complex="11pt"/>
    </style:style>
    <style:style style:name="P309" style:parent-style-name="Standard" style:family="paragraph">
      <style:paragraph-properties fo:break-before="page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olumn311" style:family="table-column">
      <style:table-column-properties style:column-width="2.4548in" style:use-optimal-column-width="false"/>
    </style:style>
    <style:style style:name="TableColumn312" style:family="table-column">
      <style:table-column-properties style:column-width="4.218in" style:use-optimal-column-width="false"/>
    </style:style>
    <style:style style:name="Table310" style:family="table">
      <style:table-properties style:width="6.6729in" fo:margin-left="0.0131in" table:align="left"/>
    </style:style>
    <style:style style:name="TableRow313" style:family="table-row">
      <style:table-row-properties style:row-height="0.3347in" style:use-optimal-row-height="false"/>
    </style:style>
    <style:style style:name="TableCell314" style:family="table-cell">
      <style:table-cell-properties fo:border-top="0.0138in solid #000001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315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316" style:family="table-cell">
      <style:table-cell-properties fo:border="0.0138in solid #000001" style:writing-mode="lr-tb" fo:padding-top="0.0784in" fo:padding-left="0.0784in" fo:padding-bottom="0.0784in" fo:padding-right="0.0784in"/>
    </style:style>
    <style:style style:name="P317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318" style:family="table-row">
      <style:table-row-properties style:row-height="0.3347in" style:use-optimal-row-height="false"/>
    </style:style>
    <style:style style:name="TableCell319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320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321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322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323" style:family="table-row">
      <style:table-row-properties style:row-height="0.3347in" style:use-optimal-row-height="false"/>
    </style:style>
    <style:style style:name="TableCell324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325" style:parent-style-name="Standard" style:family="paragraph">
      <style:paragraph-properties fo:margin-bottom="0in" fo:line-height="100%"/>
    </style:style>
    <style:style style:name="T32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27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328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329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330" style:family="table-row">
      <style:table-row-properties style:row-height="0.3347in" style:use-optimal-row-height="false"/>
    </style:style>
    <style:style style:name="TableCell331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332" style:parent-style-name="Standard" style:family="paragraph">
      <style:paragraph-properties fo:margin-bottom="0in" fo:line-height="100%"/>
    </style:style>
    <style:style style:name="T33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34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335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336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337" style:family="table-row">
      <style:table-row-properties style:row-height="0.3347in" style:use-optimal-row-height="false"/>
    </style:style>
    <style:style style:name="TableCell338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339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340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341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34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4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4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34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olumn347" style:family="table-column">
      <style:table-column-properties style:column-width="1.593in"/>
    </style:style>
    <style:style style:name="TableColumn348" style:family="table-column">
      <style:table-column-properties style:column-width="2.5361in"/>
    </style:style>
    <style:style style:name="TableColumn349" style:family="table-column">
      <style:table-column-properties style:column-width="0.8055in"/>
    </style:style>
    <style:style style:name="TableColumn350" style:family="table-column">
      <style:table-column-properties style:column-width="1.5923in"/>
    </style:style>
    <style:style style:name="Table346" style:family="table">
      <style:table-properties style:width="6.527in" style:rel-width="97.7%" fo:margin-left="0.0784in" table:align="left"/>
    </style:style>
    <style:style style:name="TableRow351" style:family="table-row">
      <style:table-row-properties/>
    </style:style>
    <style:style style:name="TableCell352" style:family="table-cell">
      <style:table-cell-properties fo:border-top="0.0138in solid #000000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53" style:parent-style-name="Normal" style:family="paragraph">
      <style:paragraph-properties fo:margin-bottom="0in" style:line-height-at-least="0.0694in"/>
    </style:style>
    <style:style style:name="T35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5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56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357" style:family="table-cell">
      <style:table-cell-properties fo:border-top="0.0138in solid #000000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58" style:parent-style-name="Normal" style:family="paragraph">
      <style:paragraph-properties fo:margin-bottom="0in" style:line-height-at-least="0.0694in"/>
    </style:style>
    <style:style style:name="T35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1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362" style:family="table-cell">
      <style:table-cell-properties fo:border="0.0138in solid #000000" style:writing-mode="lr-tb" fo:padding-top="0.0784in" fo:padding-left="0.0784in" fo:padding-bottom="0.0784in" fo:padding-right="0.0784in"/>
    </style:style>
    <style:style style:name="P363" style:parent-style-name="Normal" style:family="paragraph">
      <style:paragraph-properties fo:margin-bottom="0in" style:line-height-at-least="0.0694in"/>
    </style:style>
    <style:style style:name="T36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365" style:family="table-cell">
      <style:table-cell-properties fo:border="0.0138in solid #000000" style:writing-mode="lr-tb" fo:padding-top="0.0784in" fo:padding-left="0.0784in" fo:padding-bottom="0.0784in" fo:padding-right="0.0784in"/>
    </style:style>
    <style:style style:name="P36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367" style:family="table-row">
      <style:table-row-properties style:min-row-height="0.0395in"/>
    </style:style>
    <style:style style:name="TableCell368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69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Cell370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71" style:parent-style-name="FormTable" style:family="paragraph">
      <style:paragraph-properties fo:line-height="100%"/>
      <style:text-properties style:font-name="Arial" style:font-name-asian="Arial" style:font-name-complex="Arial" fo:font-size="11pt" style:font-size-asian="11pt" style:font-size-complex="11pt"/>
    </style:style>
    <style:style style:name="TableCell372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373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Cell374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375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Row376" style:family="table-row">
      <style:table-row-properties style:min-row-height="0.0395in"/>
    </style:style>
    <style:style style:name="TableCell377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78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379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80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381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382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383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384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385" style:family="table-row">
      <style:table-row-properties style:min-row-height="0.0395in"/>
    </style:style>
    <style:style style:name="TableCell386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87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388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89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390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391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392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393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394" style:family="table-row">
      <style:table-row-properties style:min-row-height="0.0395in"/>
    </style:style>
    <style:style style:name="TableCell395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96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397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398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399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00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401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02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403" style:family="table-row">
      <style:table-row-properties style:min-row-height="0.0395in"/>
    </style:style>
    <style:style style:name="TableCell404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0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06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0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08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09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10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11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412" style:family="table-row">
      <style:table-row-properties style:min-row-height="0.0395in"/>
    </style:style>
    <style:style style:name="TableCell413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14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15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1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17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1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19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20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421" style:family="table-row">
      <style:table-row-properties style:min-row-height="0.0395in"/>
    </style:style>
    <style:style style:name="TableCell422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23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24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2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26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2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28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29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430" style:family="table-row">
      <style:table-row-properties style:min-row-height="0.0395in"/>
    </style:style>
    <style:style style:name="TableCell431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32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33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34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35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3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37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3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439" style:family="table-row">
      <style:table-row-properties style:min-row-height="0.0395in"/>
    </style:style>
    <style:style style:name="TableCell440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41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42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43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44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4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46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4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448" style:family="table-row">
      <style:table-row-properties style:min-row-height="0.0395in"/>
    </style:style>
    <style:style style:name="TableCell449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50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51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452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53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54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455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5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P457" style:parent-style-name="Standard" style:family="paragraph">
      <style:paragraph-properties fo:margin-top="0.0784in" fo:margin-bottom="0in"/>
      <style:text-properties style:font-name="Arial" style:font-name-asian="Arial" style:font-name-complex="Arial" fo:font-size="11pt" style:font-size-asian="11pt" style:font-size-complex="11pt"/>
    </style:style>
    <style:style style:name="P458" style:parent-style-name="Standard" style:family="paragraph">
      <style:paragraph-properties fo:break-before="page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olumn460" style:family="table-column">
      <style:table-column-properties style:column-width="2.4548in" style:use-optimal-column-width="false"/>
    </style:style>
    <style:style style:name="TableColumn461" style:family="table-column">
      <style:table-column-properties style:column-width="4.218in" style:use-optimal-column-width="false"/>
    </style:style>
    <style:style style:name="Table459" style:family="table">
      <style:table-properties style:width="6.6729in" fo:margin-left="0.0131in" table:align="left"/>
    </style:style>
    <style:style style:name="TableRow462" style:family="table-row">
      <style:table-row-properties style:row-height="0.3347in" style:use-optimal-row-height="false"/>
    </style:style>
    <style:style style:name="TableCell463" style:family="table-cell">
      <style:table-cell-properties fo:border-top="0.0138in solid #000001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464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465" style:family="table-cell">
      <style:table-cell-properties fo:border="0.0138in solid #000001" style:writing-mode="lr-tb" fo:padding-top="0.0784in" fo:padding-left="0.0784in" fo:padding-bottom="0.0784in" fo:padding-right="0.0784in"/>
    </style:style>
    <style:style style:name="P466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467" style:family="table-row">
      <style:table-row-properties style:row-height="0.3347in" style:use-optimal-row-height="false"/>
    </style:style>
    <style:style style:name="TableCell468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469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470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471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472" style:family="table-row">
      <style:table-row-properties style:row-height="0.3347in" style:use-optimal-row-height="false"/>
    </style:style>
    <style:style style:name="TableCell473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474" style:parent-style-name="Standard" style:family="paragraph">
      <style:paragraph-properties fo:margin-bottom="0in" fo:line-height="100%"/>
    </style:style>
    <style:style style:name="T47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76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477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478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479" style:family="table-row">
      <style:table-row-properties style:row-height="0.3347in" style:use-optimal-row-height="false"/>
    </style:style>
    <style:style style:name="TableCell480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481" style:parent-style-name="Standard" style:family="paragraph">
      <style:paragraph-properties fo:margin-bottom="0in" fo:line-height="100%"/>
    </style:style>
    <style:style style:name="T48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83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484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485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486" style:family="table-row">
      <style:table-row-properties style:row-height="0.3347in" style:use-optimal-row-height="false"/>
    </style:style>
    <style:style style:name="TableCell487" style:family="table-cell">
      <style:table-cell-properties fo:border-top="none" fo:border-left="0.0138in solid #000001" fo:border-bottom="0.0138in solid #000001" fo:border-right="none" style:writing-mode="lr-tb" fo:padding-top="0.0784in" fo:padding-left="0.0784in" fo:padding-bottom="0.0784in" fo:padding-right="0.0784in"/>
    </style:style>
    <style:style style:name="P488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ableCell489" style:family="table-cell">
      <style:table-cell-properties fo:border-top="none" fo:border-left="0.0138in solid #000001" fo:border-bottom="0.0138in solid #000001" fo:border-right="0.0138in solid #000001" style:writing-mode="lr-tb" fo:padding-top="0.0784in" fo:padding-left="0.0784in" fo:padding-bottom="0.0784in" fo:padding-right="0.0784in"/>
    </style:style>
    <style:style style:name="P490" style:parent-style-name="Standard" style:family="paragraph">
      <style:paragraph-properties fo:margin-bottom="0in" fo:line-height="100%"/>
      <style:text-properties style:font-name="Arial" style:font-name-asian="Arial" style:font-name-complex="Arial" fo:font-size="11pt" style:font-size-asian="11pt" style:font-size-complex="11pt"/>
    </style:style>
    <style:style style:name="T49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9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9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49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olumn496" style:family="table-column">
      <style:table-column-properties style:column-width="1.593in"/>
    </style:style>
    <style:style style:name="TableColumn497" style:family="table-column">
      <style:table-column-properties style:column-width="2.5361in"/>
    </style:style>
    <style:style style:name="TableColumn498" style:family="table-column">
      <style:table-column-properties style:column-width="0.8055in"/>
    </style:style>
    <style:style style:name="TableColumn499" style:family="table-column">
      <style:table-column-properties style:column-width="1.5923in"/>
    </style:style>
    <style:style style:name="Table495" style:family="table">
      <style:table-properties style:width="6.527in" style:rel-width="97.7%" fo:margin-left="0.0784in" table:align="left"/>
    </style:style>
    <style:style style:name="TableRow500" style:family="table-row">
      <style:table-row-properties/>
    </style:style>
    <style:style style:name="TableCell501" style:family="table-cell">
      <style:table-cell-properties fo:border-top="0.0138in solid #000000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02" style:parent-style-name="Normal" style:family="paragraph">
      <style:paragraph-properties fo:margin-bottom="0in" style:line-height-at-least="0.0694in"/>
    </style:style>
    <style:style style:name="T50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0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05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506" style:family="table-cell">
      <style:table-cell-properties fo:border-top="0.0138in solid #000000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07" style:parent-style-name="Normal" style:family="paragraph">
      <style:paragraph-properties fo:margin-bottom="0in" style:line-height-at-least="0.0694in"/>
    </style:style>
    <style:style style:name="T50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0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10" style:parent-style-name="DefaultParagraphFont" style:family="text">
      <style:text-properties style:font-name="Arial" style:font-name-asian="Arial" style:font-name-complex="Arial" fo:color="#666666" fo:font-size="11pt" style:font-size-asian="11pt" style:font-size-complex="11pt"/>
    </style:style>
    <style:style style:name="TableCell511" style:family="table-cell">
      <style:table-cell-properties fo:border="0.0138in solid #000000" style:writing-mode="lr-tb" fo:padding-top="0.0784in" fo:padding-left="0.0784in" fo:padding-bottom="0.0784in" fo:padding-right="0.0784in"/>
    </style:style>
    <style:style style:name="P512" style:parent-style-name="Normal" style:family="paragraph">
      <style:paragraph-properties fo:margin-bottom="0in" style:line-height-at-least="0.0694in"/>
    </style:style>
    <style:style style:name="T51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514" style:family="table-cell">
      <style:table-cell-properties fo:border="0.0138in solid #000000" style:writing-mode="lr-tb" fo:padding-top="0.0784in" fo:padding-left="0.0784in" fo:padding-bottom="0.0784in" fo:padding-right="0.0784in"/>
    </style:style>
    <style:style style:name="P51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516" style:family="table-row">
      <style:table-row-properties style:min-row-height="0.0395in"/>
    </style:style>
    <style:style style:name="TableCell517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18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Cell519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20" style:parent-style-name="FormTable" style:family="paragraph">
      <style:paragraph-properties fo:line-height="100%"/>
      <style:text-properties style:font-name="Arial" style:font-name-asian="Arial" style:font-name-complex="Arial" fo:font-size="11pt" style:font-size-asian="11pt" style:font-size-complex="11pt"/>
    </style:style>
    <style:style style:name="TableCell521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22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Cell523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24" style:parent-style-name="Normal" style:family="paragraph">
      <style:paragraph-properties fo:margin-bottom="0in" fo:line-height="100%"/>
      <style:text-properties style:font-name="Arial" fo:font-size="11pt" style:font-size-asian="11pt" style:font-size-complex="11pt"/>
    </style:style>
    <style:style style:name="TableRow525" style:family="table-row">
      <style:table-row-properties style:min-row-height="0.0395in"/>
    </style:style>
    <style:style style:name="TableCell526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27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528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29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530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31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532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33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534" style:family="table-row">
      <style:table-row-properties style:min-row-height="0.0395in"/>
    </style:style>
    <style:style style:name="TableCell535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36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537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38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539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40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541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42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543" style:family="table-row">
      <style:table-row-properties style:min-row-height="0.0395in"/>
    </style:style>
    <style:style style:name="TableCell544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45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546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47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548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49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Cell550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51" style:parent-style-name="Normal" style:family="paragraph">
      <style:paragraph-properties fo:margin-bottom="0in"/>
      <style:text-properties style:font-name="Arial" fo:font-size="11pt" style:font-size-asian="11pt" style:font-size-complex="11pt"/>
    </style:style>
    <style:style style:name="TableRow552" style:family="table-row">
      <style:table-row-properties style:min-row-height="0.0395in"/>
    </style:style>
    <style:style style:name="TableCell553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54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55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5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57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5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59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60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561" style:family="table-row">
      <style:table-row-properties style:min-row-height="0.0395in"/>
    </style:style>
    <style:style style:name="TableCell562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63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64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6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66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6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68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69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570" style:family="table-row">
      <style:table-row-properties style:min-row-height="0.0395in"/>
    </style:style>
    <style:style style:name="TableCell571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72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73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74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75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7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77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78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579" style:family="table-row">
      <style:table-row-properties style:min-row-height="0.0395in"/>
    </style:style>
    <style:style style:name="TableCell580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81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82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83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84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8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86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87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588" style:family="table-row">
      <style:table-row-properties style:min-row-height="0.0395in"/>
    </style:style>
    <style:style style:name="TableCell589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90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91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92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93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94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595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596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Row597" style:family="table-row">
      <style:table-row-properties style:min-row-height="0.0395in"/>
    </style:style>
    <style:style style:name="TableCell598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599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600" style:family="table-cell">
      <style:table-cell-properties fo:border-top="none" fo:border-left="0.0138in solid #000000" fo:border-bottom="0.0138in solid #000000" fo:border-right="none" style:writing-mode="lr-tb" fo:padding-top="0.0784in" fo:padding-left="0.0784in" fo:padding-bottom="0.0784in" fo:padding-right="0.0784in"/>
    </style:style>
    <style:style style:name="P601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602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603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TableCell604" style:family="table-cell">
      <style:table-cell-properties fo:border-top="none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605" style:parent-style-name="Normal" style:family="paragraph">
      <style:paragraph-properties fo:margin-bottom="0in" style:line-height-at-least="0.0694in"/>
      <style:text-properties style:font-name="Arial" style:font-name-asian="Arial" style:font-name-complex="Arial" fo:font-size="11pt" style:font-size-asian="11pt" style:font-size-complex="11pt"/>
    </style:style>
    <style:style style:name="P606" style:parent-style-name="Standard" style:family="paragraph">
      <style:paragraph-properties fo:margin-top="0.0784in" fo:margin-bottom="0in"/>
      <style:text-properties style:font-name="Arial" style:font-name-asian="Arial" style:font-name-complex="Arial" fo:font-size="11pt" style:font-size-asian="11pt" style:font-size-complex="11pt"/>
    </style:style>
    <style:style style:name="P607" style:parent-style-name="Standard" style:family="paragraph">
      <style:paragraph-properties fo:margin-top="0.0784in" fo:margin-bottom="0in"/>
      <style:text-properties style:font-name="Arial" style:font-name-asian="Arial" style:font-name-complex="Arial" fo:font-size="11pt" style:font-size-asian="11pt" style:font-size-complex="11pt"/>
    </style:style>
    <style:style style:name="P608" style:parent-style-name="Standard" style:family="paragraph">
      <style:text-properties style:font-name="Arial" style:font-name-asian="Arial" style:font-name-complex="Arial" fo:color="#666666" fo:font-size="9pt" style:font-size-asian="9pt" style:font-size-complex="9pt"/>
    </style:style>
    <style:style style:name="T609" style:parent-style-name="DefaultParagraphFont" style:family="text">
      <style:text-properties style:font-name="Arial" style:font-name-asian="Arial" style:font-name-complex="Arial" fo:color="#666666" fo:font-size="9pt" style:font-size-asian="9pt" style:font-size-complex="9pt"/>
    </style:style>
    <style:style style:name="T610" style:parent-style-name="DefaultParagraphFont" style:family="text">
      <style:text-properties style:font-name="Arial" style:font-name-asian="Arial" style:font-name-complex="Arial" fo:color="#666666" fo:font-size="9pt" style:font-size-asian="9pt" style:font-size-complex="9pt"/>
    </style:style>
  </office:automatic-styles>
  <office:body>
    <office:text text:use-soft-page-breaks="true">
      <text:p text:style-name="P1">Technically competent manager details</text:p>
      <text:p text:style-name="Standard"><text:span text:style-name="T7">Save this form on your computer. Open it, type in the details, then save and upload it.<text:s/></text:span><text:span text:style-name="T8"><text:line-break/></text:span><text:span text:style-name="T9">If you prefer, you can print it out, fill it in, and then scan and upload it.</text:span></text:p>
      <text:p text:style-name="P10">Give details for every<text:s/>manager who will be responsible for the permitted operations.</text:p>
      <text:p text:style-name="P11">Technically competent manager 1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First name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Last name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<text:span text:style-name="T28">Date of birth<text:s/></text:span><text:span text:style-name="T29">DD/MM/YYYY</text:span>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<text:span text:style-name="T35">Phone</text:span><text:span text:style-name="T36"><text:s/>- landline or mobile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Email</text:p>
          </table:table-cell>
          <table:table-cell table:style-name="TableCell42">
            <text:p text:style-name="P43"/>
          </table:table-cell>
        </table:table-row>
      </table:table>
      <text:p text:style-name="Standard"><text:span text:style-name="T44"><text:line-break/></text:span><text:span text:style-name="T45">Give details for<text:s/></text:span><text:span text:style-name="T46">all</text:span><text:span text:style-name="T47"><text:s/>permitted operations that this person provides technical competence for, in addition to the current application. Include permits held by other operators.</text:span>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<text:span text:style-name="T56">Permit number</text:span><text:span text:style-name="T57"><text:line-break/></text:span><text:span text:style-name="T58">eg EPR/AB1234CD</text:span></text:p>
          </table:table-cell>
          <table:table-cell table:style-name="TableCell59">
            <text:p text:style-name="P60"><text:span text:style-name="T61">Site address</text:span><text:span text:style-name="T62"><text:line-break/></text:span><text:span text:style-name="T63">Address is not needed for mobile plant permits</text:span></text:p>
          </table:table-cell>
          <table:table-cell table:style-name="TableCell64">
            <text:p text:style-name="P65"><text:span text:style-name="T66">Postcode</text:span></text:p>
          </table:table-cell>
          <table:table-cell table:style-name="TableCell67">
            <text:p text:style-name="P68">Notes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</table:table>
      <text:p text:style-name="P159">If a second manager is also responsible, give their details on the next page.</text:p>
      <text:soft-page-break/>
      <text:p text:style-name="P160">Technically competent manager 2</text:p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First name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Last name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<text:span text:style-name="T177">Date of birth<text:s/></text:span><text:span text:style-name="T178">DD/MM/YYYY</text:span>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<text:span text:style-name="T184">Phone</text:span><text:span text:style-name="T185"><text:s/>- landline or mobile</text:span>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Email</text:p>
          </table:table-cell>
          <table:table-cell table:style-name="TableCell191">
            <text:p text:style-name="P192"/>
          </table:table-cell>
        </table:table-row>
      </table:table>
      <text:p text:style-name="Standard"><text:span text:style-name="T193"><text:line-break/></text:span><text:span text:style-name="T194">Give details for<text:s/></text:span><text:span text:style-name="T195">all</text:span><text:span text:style-name="T196"><text:s/>permitted operations that this person provides technical competence for, in addition to the current application. Include permits held by other operators.</text:span>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<text:span text:style-name="T205">Permit number</text:span><text:span text:style-name="T206"><text:line-break/></text:span><text:span text:style-name="T207">eg EPR/AB1234CD</text:span></text:p>
          </table:table-cell>
          <table:table-cell table:style-name="TableCell208">
            <text:p text:style-name="P209"><text:span text:style-name="T210">Site address</text:span><text:span text:style-name="T211"><text:line-break/></text:span><text:span text:style-name="T212">Address is not needed for mobile plant permits</text:span></text:p>
          </table:table-cell>
          <table:table-cell table:style-name="TableCell213">
            <text:p text:style-name="P214"><text:span text:style-name="T215">Postcode</text:span></text:p>
          </table:table-cell>
          <table:table-cell table:style-name="TableCell216">
            <text:p text:style-name="P217">Notes</text:p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</table:table>
      <text:p text:style-name="P308">If a third manager is also responsible, give their details on the next page.</text:p>
      <text:soft-page-break/>
      <text:p text:style-name="P309">Technically competent manager 3</text:p>
      <table:table table:style-name="Table310">
        <table:table-columns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P315">First name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Last name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<text:span text:style-name="T326">Date of birth<text:s/></text:span><text:span text:style-name="T327">DD/MM/YYYY</text:span>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<text:span text:style-name="T333">Phone</text:span><text:span text:style-name="T334"><text:s/>- landline or mobile</text:span></text:p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Email</text:p>
          </table:table-cell>
          <table:table-cell table:style-name="TableCell340">
            <text:p text:style-name="P341"/>
          </table:table-cell>
        </table:table-row>
      </table:table>
      <text:p text:style-name="Standard"><text:span text:style-name="T342"><text:line-break/></text:span><text:span text:style-name="T343">Give details for<text:s/></text:span><text:span text:style-name="T344">all</text:span><text:span text:style-name="T345"><text:s/>permitted operations that this person provides technical competence for, in addition to the current application. Include permits held by other operators.</text:span></text:p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>
            <text:p text:style-name="P353"><text:span text:style-name="T354">Permit number</text:span><text:span text:style-name="T355"><text:line-break/></text:span><text:span text:style-name="T356">eg EPR/AB1234CD</text:span></text:p>
          </table:table-cell>
          <table:table-cell table:style-name="TableCell357">
            <text:p text:style-name="P358"><text:span text:style-name="T359">Site address</text:span><text:span text:style-name="T360"><text:line-break/></text:span><text:span text:style-name="T361">Address is not needed for mobile plant permits</text:span></text:p>
          </table:table-cell>
          <table:table-cell table:style-name="TableCell362">
            <text:p text:style-name="P363"><text:span text:style-name="T364">Postcode</text:span></text:p>
          </table:table-cell>
          <table:table-cell table:style-name="TableCell365">
            <text:p text:style-name="P366">Notes</text:p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</table:table>
      <text:p text:style-name="P457">If a fourth manager is also responsible, give their details on the next page.</text:p>
      <text:soft-page-break/>
      <text:p text:style-name="P458">Technically competent manager 4</text:p>
      <table:table table:style-name="Table459">
        <table:table-columns>
          <table:table-column table:style-name="TableColumn460"/>
          <table:table-column table:style-name="TableColumn461"/>
        </table:table-columns>
        <table:table-row table:style-name="TableRow462">
          <table:table-cell table:style-name="TableCell463">
            <text:p text:style-name="P464">First name</text:p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>Last name</text:p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<text:span text:style-name="T475">Date of birth<text:s/></text:span><text:span text:style-name="T476">DD/MM/YYYY</text:span></text:p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><text:span text:style-name="T482">Phone</text:span><text:span text:style-name="T483"><text:s/>- landline or mobile</text:span></text:p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>Email</text:p>
          </table:table-cell>
          <table:table-cell table:style-name="TableCell489">
            <text:p text:style-name="P490"/>
          </table:table-cell>
        </table:table-row>
      </table:table>
      <text:p text:style-name="Standard"><text:span text:style-name="T491"><text:line-break/></text:span><text:span text:style-name="T492">Give details for<text:s/></text:span><text:span text:style-name="T493">all</text:span><text:span text:style-name="T494"><text:s/>permitted operations that this person provides technical competence for, in addition to the current application. Include permits held by other operators.</text:span></text:p>
      <table:table table:style-name="Table495">
        <table:table-columns>
          <table:table-column table:style-name="TableColumn496"/>
          <table:table-column table:style-name="TableColumn497"/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<text:span text:style-name="T503">Permit number</text:span><text:span text:style-name="T504"><text:line-break/></text:span><text:span text:style-name="T505">eg EPR/AB1234CD</text:span></text:p>
          </table:table-cell>
          <table:table-cell table:style-name="TableCell506">
            <text:p text:style-name="P507"><text:span text:style-name="T508">Site address</text:span><text:span text:style-name="T509"><text:line-break/></text:span><text:span text:style-name="T510">Address is not needed for mobile plant permits</text:span></text:p>
          </table:table-cell>
          <table:table-cell table:style-name="TableCell511">
            <text:p text:style-name="P512"><text:span text:style-name="T513">Postcode</text:span></text:p>
          </table:table-cell>
          <table:table-cell table:style-name="TableCell514">
            <text:p text:style-name="P515">Notes</text:p>
          </table:table-cell>
        </table:table-row>
        <table:table-row table:style-name="TableRow516"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</table:table-row>
        <table:table-row table:style-name="TableRow543"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</table:table-row>
        <table:table-row table:style-name="TableRow588"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</table:table-row>
        <table:table-row table:style-name="TableRow597"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</table:table-row>
      </table:table>
      <text:p text:style-name="P606"/>
      <text:p text:style-name="P607">If there are other managers responsible for the permitted operations, add extra pages to this document.</text:p>
      <text:p text:style-name="P608"/>
      <text:p text:style-name="Standard"><text:span text:style-name="T609">Form version:<text:s/></text:span><text:span text:style-name="T610"><text:file-name text:fixed="false" text:display="name-and-extension">technically-competent-manager-details-form-v1-2</text:file-n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roxima Nova" svg:font-family="Proxima Nova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2%" fo:background-color="transparent" style:tab-stop-distance="0.5in"/>
      <style:text-properties style:font-name="Proxima Nova" style:font-name-asian="Proxima Nova" style:font-name-complex="Proxima Nov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bottom="0.25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/>
      <style:text-properties fo:font-size="14pt" style:font-size-asian="14pt" style:font-size-complex="14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 fo:line-height="100%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72in"/>
          <style:tab-stop style:type="right" style:position="6.6944in"/>
        </style:tab-stops>
      </style:paragraph-properties>
      <style:text-properties fo:hyphenate="false"/>
    </style:style>
    <style:style style:name="Pa0" style:display-name="Pa0" style:family="paragraph" style:parent-style-name="Standard" style:next-style-name="Standard">
      <style:paragraph-properties style:line-height-at-least="0.1673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rmTable" style:display-name="FormTable" style:family="paragraph" style:parent-style-name="Textbody">
      <style:paragraph-properties fo:margin-bottom="0in" fo:line-height="0.2756in"/>
      <style:text-properties fo:hyphenate="false"/>
    </style:style>
    <style:style style:name="A0" style:display-name="A0" style:family="text">
      <style:text-properties fo:font-weight="bold" style:font-weight-asian="bold" style:font-weight-complex="bold" fo:font-size="8.5pt" style:font-size-asian="8.5pt" style:font-size-complex="8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68in" fo:margin-bottom="0.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694in"/>
      </style:footer-style>
    </style:page-layout>
    <style:style style:name="T2" style:parent-style-name="A0" style:family="text">
      <style:text-properties style:font-name="Arial" fo:font-weight="normal" style:font-weight-asian="normal" style:font-weight-complex="normal" fo:font-size="10pt" style:font-size-asian="10pt" style:font-size-complex="10pt"/>
    </style:style>
    <style:style style:name="T3" style:parent-style-name="A0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4" style:parent-style-name="A0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5" style:parent-style-name="A0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6" style:parent-style-name="A0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Header"><text:span text:style-name="T2">Application for an environmental permit: t</text:span><text:span text:style-name="T3">echnically<text:s/></text:span><text:span text:style-name="T4">competent manager details</text:span><text:span text:style-name="T5"><text:tab/>Page<text:s/></text:span><text:span text:style-name="T6"><text:page-number text:fixed="false">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rrett, Chris</dc:creator>
    <meta:creation-date>2019-12-30T11:16:00Z</meta:creation-date>
    <dc:date>2019-12-30T11:17:00Z</dc:date>
    <meta:template xlink:href="Normal.dotm" xlink:type="simple"/>
    <meta:editing-cycles>38</meta:editing-cycles>
    <meta:editing-duration>PT109320S</meta:editing-duration>
    <meta:document-statistic meta:page-count="4" meta:paragraph-count="5" meta:word-count="375" meta:character-count="2511" meta:row-count="17" meta:non-whitespace-character-count="2141"/>
  </office:meta>
</office:document-meta>
</file>